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459b" officeooo:paragraph-rsid="000a459b"/>
    </style:style>
    <style:style style:name="P2" style:family="paragraph" style:parent-style-name="Standard" style:list-style-name="L1">
      <style:text-properties officeooo:rsid="000a459b" officeooo:paragraph-rsid="000a459b"/>
    </style:style>
    <style:style style:name="P3" style:family="paragraph" style:parent-style-name="Standard" style:list-style-name="L2">
      <style:text-properties officeooo:rsid="000a459b" officeooo:paragraph-rsid="000a459b"/>
    </style:style>
    <style:style style:name="P4" style:family="paragraph" style:parent-style-name="Standard" style:list-style-name="L3">
      <style:text-properties officeooo:rsid="000a459b" officeooo:paragraph-rsid="000a459b"/>
    </style:style>
    <style:style style:name="P5" style:family="paragraph" style:parent-style-name="Standard" style:list-style-name="L3">
      <style:text-properties officeooo:rsid="000a459b" officeooo:paragraph-rsid="000c6b4e"/>
    </style:style>
    <style:style style:name="P6" style:family="paragraph" style:parent-style-name="Standard" style:list-style-name="L4">
      <style:text-properties officeooo:rsid="000a459b" officeooo:paragraph-rsid="000a459b"/>
    </style:style>
    <style:style style:name="P7" style:family="paragraph" style:parent-style-name="Standard" style:list-style-name="L6">
      <style:text-properties officeooo:rsid="000a459b" officeooo:paragraph-rsid="000a459b"/>
    </style:style>
    <style:style style:name="P8" style:family="paragraph" style:parent-style-name="Standard">
      <style:text-properties officeooo:rsid="000a459b" officeooo:paragraph-rsid="000df1d8"/>
    </style:style>
    <style:style style:name="P9" style:family="paragraph" style:parent-style-name="Standard" style:list-style-name="L6">
      <style:text-properties fo:font-weight="bold" officeooo:rsid="000a459b" officeooo:paragraph-rsid="000a459b" style:font-weight-asian="bold" style:font-weight-complex="bold"/>
    </style:style>
    <style:style style:name="P10" style:family="paragraph" style:parent-style-name="Standard" style:list-style-name="L3">
      <style:text-properties fo:font-weight="bold" officeooo:rsid="000a459b" officeooo:paragraph-rsid="000a459b" style:font-weight-asian="bold" style:font-weight-complex="bold"/>
    </style:style>
    <style:style style:name="P11" style:family="paragraph" style:parent-style-name="Standard" style:list-style-name="L3">
      <style:text-properties fo:font-weight="bold" officeooo:rsid="000abc32" officeooo:paragraph-rsid="000abc32" style:font-weight-asian="bold" style:font-weight-complex="bold"/>
    </style:style>
    <style:style style:name="P12" style:family="paragraph" style:parent-style-name="Standard" style:list-style-name="L7">
      <style:text-properties fo:font-weight="bold" officeooo:rsid="000abc32" officeooo:paragraph-rsid="000abc32" style:font-weight-asian="bold" style:font-weight-complex="bold"/>
    </style:style>
    <style:style style:name="P13" style:family="paragraph" style:parent-style-name="Standard" style:list-style-name="L3">
      <style:text-properties fo:font-weight="bold" officeooo:rsid="000c6b4e" officeooo:paragraph-rsid="000c6b4e" style:font-weight-asian="bold" style:font-weight-complex="bold"/>
    </style:style>
    <style:style style:name="P14" style:family="paragraph" style:parent-style-name="Standard" style:list-style-name="L7">
      <style:text-properties fo:font-weight="bold" officeooo:rsid="000df1d8" officeooo:paragraph-rsid="000df1d8" style:font-weight-asian="bold" style:font-weight-complex="bold"/>
    </style:style>
    <style:style style:name="P15" style:family="paragraph" style:parent-style-name="Standard" style:list-style-name="L6">
      <style:text-properties fo:font-weight="normal" officeooo:rsid="000a459b" officeooo:paragraph-rsid="000abc32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0a459b" officeooo:paragraph-rsid="000abc32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0abc32" officeooo:paragraph-rsid="000abc32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0abc32" officeooo:paragraph-rsid="000abc32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0b001a" officeooo:paragraph-rsid="000b001a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0c6b4e" officeooo:paragraph-rsid="000c6b4e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0df1d8" officeooo:paragraph-rsid="000df1d8" style:font-weight-asian="normal" style:font-weight-complex="normal"/>
    </style:style>
    <style:style style:name="P22" style:family="paragraph" style:parent-style-name="Standard">
      <style:text-properties fo:font-weight="normal" officeooo:rsid="000df1d8" officeooo:paragraph-rsid="000df1d8" style:font-weight-asian="normal" style:font-weight-complex="normal"/>
    </style:style>
    <style:style style:name="P23" style:family="paragraph" style:parent-style-name="Standard" style:list-style-name="L3">
      <style:text-properties officeooo:rsid="000abc32" officeooo:paragraph-rsid="000abc32"/>
    </style:style>
    <style:style style:name="P24" style:family="paragraph" style:parent-style-name="Standard" style:list-style-name="L3">
      <style:text-properties officeooo:rsid="000abc32" officeooo:paragraph-rsid="000c6b4e"/>
    </style:style>
    <style:style style:name="P25" style:family="paragraph" style:parent-style-name="Standard">
      <style:text-properties officeooo:rsid="000abc32" officeooo:paragraph-rsid="000abc32"/>
    </style:style>
    <style:style style:name="P26" style:family="paragraph" style:parent-style-name="Standard" style:list-style-name="L7">
      <style:text-properties officeooo:rsid="000b001a" officeooo:paragraph-rsid="000b001a"/>
    </style:style>
    <style:style style:name="P27" style:family="paragraph" style:parent-style-name="Standard" style:list-style-name="L7">
      <style:text-properties officeooo:rsid="000b001a" officeooo:paragraph-rsid="000c6b4e"/>
    </style:style>
    <style:style style:name="P28" style:family="paragraph" style:parent-style-name="Standard" style:list-style-name="L3">
      <style:text-properties officeooo:rsid="000b001a" officeooo:paragraph-rsid="000c6b4e"/>
    </style:style>
    <style:style style:name="P29" style:family="paragraph" style:parent-style-name="Standard" style:list-style-name="L3">
      <style:text-properties officeooo:rsid="000b001a" officeooo:paragraph-rsid="000df1d8"/>
    </style:style>
    <style:style style:name="P30" style:family="paragraph" style:parent-style-name="Standard" style:list-style-name="L3">
      <style:text-properties officeooo:rsid="000c6b4e" officeooo:paragraph-rsid="000c6b4e"/>
    </style:style>
    <style:style style:name="P31" style:family="paragraph" style:parent-style-name="Standard" style:list-style-name="L3">
      <style:text-properties officeooo:rsid="000c6b4e" officeooo:paragraph-rsid="000df1d8"/>
    </style:style>
    <style:style style:name="P32" style:family="paragraph" style:parent-style-name="Standard">
      <style:text-properties officeooo:rsid="000c6b4e" officeooo:paragraph-rsid="000df1d8"/>
    </style:style>
    <style:style style:name="P33" style:family="paragraph" style:parent-style-name="Standard" style:list-style-name="L3">
      <style:text-properties officeooo:rsid="000df1d8" officeooo:paragraph-rsid="000df1d8"/>
    </style:style>
    <style:style style:name="P34" style:family="paragraph" style:parent-style-name="Standard" style:list-style-name="L7">
      <style:text-properties officeooo:rsid="000df1d8" officeooo:paragraph-rsid="000df1d8"/>
    </style:style>
    <style:style style:name="T1" style:family="text">
      <style:text-properties officeooo:rsid="000abc32"/>
    </style:style>
    <style:style style:name="T2" style:family="text">
      <style:text-properties officeooo:rsid="000b001a"/>
    </style:style>
    <style:style style:name="T3" style:family="text">
      <style:text-properties officeooo:rsid="000c6b4e"/>
    </style:style>
    <style:style style:name="T4" style:family="text">
      <style:text-properties officeooo:rsid="000df1d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6b4e" style:font-weight-asian="normal" style:font-weight-complex="normal"/>
    </style:style>
    <style:style style:name="T7" style:family="text">
      <style:text-properties fo:font-weight="normal" officeooo:rsid="000abc32" style:font-weight-asian="normal" style:font-weight-complex="normal"/>
    </style:style>
    <style:style style:name="T8" style:family="text">
      <style:text-properties fo:font-weight="normal" officeooo:rsid="000b001a" style:font-weight-asian="normal" style:font-weight-complex="normal"/>
    </style:style>
    <style:style style:name="T9" style:family="text">
      <style:text-properties fo:font-weight="bold" officeooo:rsid="000abc32" style:font-weight-asian="bold" style:font-weight-complex="bold"/>
    </style:style>
    <style:style style:name="T10" style:family="text">
      <style:text-properties fo:font-weight="bold" officeooo:rsid="000c6b4e" style:font-weight-asian="bold" style:font-weight-complex="bold"/>
    </style:style>
    <style:style style:name="T11" style:family="text">
      <style:text-properties fo:font-weight="bold" officeooo:rsid="000b001a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s for non registered users:</text:p>
      <text:list text:style-name="L6">
        <text:list-item>
          <text:p text:style-name="P9">landing.html</text:p>
          <text:list>
            <text:list-item>
              <text:p text:style-name="P7">Welcome page with three buttons (all courses, log in and register)</text:p>
            </text:list-item>
          </text:list>
        </text:list-item>
        <text:list-item>
          <text:p text:style-name="P9">login.html</text:p>
          <text:list>
            <text:list-item>
              <text:p text:style-name="P7">Log in page for registered users.</text:p>
            </text:list-item>
          </text:list>
        </text:list-item>
        <text:list-item>
          <text:p text:style-name="P9">Register.html</text:p>
          <text:list>
            <text:list-item>
              <text:p text:style-name="P7">Register page for new users.</text:p>
            </text:list-item>
          </text:list>
        </text:list-item>
        <text:list-item>
          <text:p text:style-name="P9">newusers_allcourses.html</text:p>
          <text:list>
            <text:list-item>
              <text:p text:style-name="P15">List of all available courses in the platform with basic info per course like teacher and description. </text:p>
            </text:list-item>
            <text:list-item>
              <text:p text:style-name="P15"><text:span text:style-name="T1">On top there is a Register button offering the user to register in the platform.</text:span></text:p>
            </text:list-item>
            <text:list-item>
              <text:p text:style-name="P18">Next to the button there is a message claiming the user to register in order to be able to enrol in the course and access the content.</text:p>
            </text:list-item>
          </text:list>
        </text:list-item>
      </text:list>
      <text:p text:style-name="P1"/>
      <text:p text:style-name="P25">All registered users:</text:p>
      <text:list text:style-name="L7">
        <text:list-item>
          <text:p text:style-name="P12">private_profile.html</text:p>
          <text:list>
            <text:list-item>
              <text:p text:style-name="P26">Full profile of the user with the possibility to update it.</text:p>
            </text:list-item>
            <text:list-item>
              <text:p text:style-name="P26">Includes: name, status, email, picture.</text:p>
            </text:list-item>
          </text:list>
        </text:list-item>
        <text:list-item>
          <text:p text:style-name="P12">public_profile.html</text:p>
          <text:list>
            <text:list-item>
              <text:p text:style-name="P27">Full profile of the user with the same content as the private_profile except the email which is consider private. </text:p>
            </text:list-item>
            <text:list-item>
              <text:p text:style-name="P27"><text:span text:style-name="T3">In addition, if the user is a teacher the list of created courses is shown while if the user is a student the list of enroled courses is shown.</text:span></text:p>
            </text:list-item>
            <text:list-item>
              <text:p text:style-name="P26">In this view there is no option to update the profile content.</text:p>
            </text:list-item>
            <text:list-item>
              <text:p text:style-name="P26">The user to which the public profile or other users can comment on the public profile page as a way to create public conversations.</text:p>
            </text:list-item>
            <text:list-item>
              <text:p text:style-name="P26">The conversations are created in a “threat” way.</text:p>
            </text:list-item>
          </text:list>
        </text:list-item>
        <text:list-item>
          <text:p text:style-name="P14">chat.html</text:p>
          <text:list>
            <text:list-item>
              <text:p text:style-name="P34">Real time chat page with historically saved conversations only accessible by the two participants.</text:p>
            </text:list-item>
            <text:list-item>
              <text:p text:style-name="P34">Chats can only be initiated by teachers via the <text:span text:style-name="T6">teacher_</text:span><text:span text:style-name="T7">user</text:span><text:span text:style-name="T8">s</text:span><text:span text:style-name="T7">search.html.</text:span></text:p>
            </text:list-item>
            <text:list-item>
              <text:p text:style-name="P34"><text:span text:style-name="T7">C</text:span><text:span text:style-name="T5">hat must use web sockets.</text:span></text:p>
            </text:list-item>
          </text:list>
        </text:list-item>
      </text:list>
      <text:p text:style-name="P1"/>
      <text:p text:style-name="P1">Registered student <text:span text:style-name="T4">pages</text:span>. Once a user logs in as a student, he/she can access:</text:p>
      <text:list text:style-name="L3">
        <text:list-item>
          <text:p text:style-name="P10">student<text:span text:style-name="T3">_dashboard</text:span>.html</text:p>
          <text:list>
            <text:list-item>
              <text:p text:style-name="P23">Only students logged in users can access this page.</text:p>
            </text:list-item>
            <text:list-item>
              <text:p text:style-name="P4">Landing page after logging in as a student.</text:p>
            </text:list-item>
            <text:list-item>
              <text:p text:style-name="P4">List of courses in which the student is registered. </text:p>
            </text:list-item>
            <text:list-item>
              <text:p text:style-name="P23">If there is an update in a course, it is highlighted <text:span text:style-name="T3">to notify the student about it.</text:span></text:p>
            </text:list-item>
            <text:list-item>
              <text:p text:style-name="P23">The n<text:span text:style-name="T3">a</text:span>me of the course is a link to the course page.</text:p>
            </text:list-item>
          </text:list>
        </text:list-item>
        <text:list-item>
          <text:p text:style-name="P11">student_allcourses.html</text:p>
          <text:list>
            <text:list-item>
              <text:p text:style-name="P23">Only students logged in users can access this page.</text:p>
            </text:list-item>
            <text:list-item>
              <text:p text:style-name="P16">List of all available courses in the platform with basic info per course like teacher and description.</text:p>
            </text:list-item>
            <text:list-item>
              <text:p text:style-name="P17">Next to each course there is a button to Enrol.</text:p>
            </text:list-item>
            <text:list-item>
              <text:p text:style-name="P17">Once the student is Enroled the name of the course is higlighted and the name of the course transforms in a link to the course page.</text:p>
            </text:list-item>
          </text:list>
        </text:list-item>
        <text:list-item>
          <text:p text:style-name="P13">student_course.html</text:p>
          <text:list>
            <text:list-item>
              <text:p text:style-name="P31">The <text:span text:style-name="T4">student</text:span> can <text:span text:style-name="T4">access the materials loaded by the teacher but not modifying them. Only students who enrolled tot he course can access.</text:span></text:p>
            </text:list-item>
            <text:list-item>
              <text:p text:style-name="P33">If they are not enrolled, they receive a message saying that they cannot access this course page because they are not enrolled.</text:p>
            </text:list-item>
            <text:list-item>
              <text:p text:style-name="P29"><text:soft-page-break/>The <text:span text:style-name="T3">teacher who created the course </text:span>or <text:span text:style-name="T3">students</text:span> can comment on the <text:span text:style-name="T3">course page</text:span> as a way to create public conversations.</text:p>
            </text:list-item>
            <text:list-item>
              <text:p text:style-name="P29">The conversations are created in a “threat” way.</text:p>
            </text:list-item>
            <text:list-item>
              <text:p text:style-name="P31">The same comments are shown in the teacher_course.html as in the student_course.html</text:p>
            </text:list-item>
          </text:list>
        </text:list-item>
      </text:list>
      <text:p text:style-name="P32"/>
      <text:p text:style-name="P8">Registered <text:span text:style-name="T4">teacher pages</text:span>. Once a user logs in as a student, he/she can access:</text:p>
      <text:list text:continue-numbering="true" text:style-name="L3">
        <text:list-item>
          <text:p text:style-name="P13">teacher_dashboard.html</text:p>
          <text:list>
            <text:list-item>
              <text:p text:style-name="P24">Only <text:span text:style-name="T3">teachers</text:span> logged in users can access this page.</text:p>
            </text:list-item>
            <text:list-item>
              <text:p text:style-name="P5">Landing page after logging in as a <text:span text:style-name="T3">teacher</text:span>.</text:p>
            </text:list-item>
            <text:list-item>
              <text:p text:style-name="P5">List of courses <text:span text:style-name="T3">created by the teacher.</text:span></text:p>
            </text:list-item>
            <text:list-item>
              <text:p text:style-name="P24">If <text:span text:style-name="T3">a new student is enroled or if there is a new comment in a course page</text:span>, it is highlighted <text:span text:style-name="T3">to notify the teacher about it.</text:span></text:p>
            </text:list-item>
            <text:list-item>
              <text:p text:style-name="P24">The n<text:span text:style-name="T3">a</text:span>me of the course is a link to the course page.</text:p>
            </text:list-item>
          </text:list>
        </text:list-item>
        <text:list-item>
          <text:p text:style-name="P13">teacher_createcourse.html</text:p>
          <text:list>
            <text:list-item>
              <text:p text:style-name="P33">Page for the teachers to create new courses.</text:p>
            </text:list-item>
          </text:list>
        </text:list-item>
        <text:list-item>
          <text:p text:style-name="P13">teacher_course.html</text:p>
          <text:list>
            <text:list-item>
              <text:p text:style-name="P24">Only <text:span text:style-name="T3">teachers</text:span> logged in users can access this page.</text:p>
            </text:list-item>
            <text:list-item>
              <text:p text:style-name="P30">The teacher can upload new materials to the course.</text:p>
            </text:list-item>
            <text:list-item>
              <text:p text:style-name="P30">The teacher can update a logo for the course.</text:p>
            </text:list-item>
            <text:list-item>
              <text:p text:style-name="P28">The <text:span text:style-name="T3">teacher who created the course </text:span>or <text:span text:style-name="T3">students</text:span> can comment on the <text:span text:style-name="T3">course page</text:span> as a way to create public conversations.</text:p>
            </text:list-item>
            <text:list-item>
              <text:p text:style-name="P28">The conversations are created in a “threat” way.</text:p>
            </text:list-item>
            <text:list-item>
              <text:p text:style-name="P30">The same comments are shown in the teacher_course.html as in the student_course.html</text:p>
            </text:list-item>
          </text:list>
        </text:list-item>
        <text:list-item>
          <text:p text:style-name="P11"><text:span text:style-name="T3">teacher_</text:span>user<text:span text:style-name="T2">s</text:span>search.html</text:p>
          <text:list>
            <text:list-item>
              <text:p text:style-name="P23">Only <text:span text:style-name="T2">teachers</text:span> logged in users can access this page.</text:p>
            </text:list-item>
            <text:list-item>
              <text:p text:style-name="P19">Teachers can search for other students and teachers.</text:p>
            </text:list-item>
            <text:list-item>
              <text:p text:style-name="P20">At the beginning, the teacher selects if they want to search for students or for teachers.</text:p>
            </text:list-item>
            <text:list-item>
              <text:p text:style-name="P20">If they select to search for students, the list of students is shown with the following content:</text:p>
              <text:list>
                <text:list-item>
                  <text:p text:style-name="P20">Name (link to the public profile)</text:p>
                </text:list-item>
                <text:list-item>
                  <text:p text:style-name="P20">Enrolled courses</text:p>
                </text:list-item>
                <text:list-item>
                  <text:p text:style-name="P21">Chat (to initiate a real time chat in which the conversation is historically stored and only acccessible to the two users participating). For this functionality web-sockets must be used.</text:p>
                </text:list-item>
              </text:list>
            </text:list-item>
            <text:list-item>
              <text:p text:style-name="P20">If they select to search for teachers, the list of teachers is shown with the following content:</text:p>
              <text:list>
                <text:list-item>
                  <text:p text:style-name="P20">Name (link to the public profile)</text:p>
                </text:list-item>
                <text:list-item>
                  <text:p text:style-name="P20">Created courses</text:p>
                </text:list-item>
                <text:list-item>
                  <text:p text:style-name="P21">Chat (to initiate a real time chat in which the conversation is historically stored and only acccessible to the two users participating). For this functionality web-sockets must be used.</text:p>
                  <text:p text:style-name="P21"/>
                </text:list-item>
              </text:list>
            </text:list-item>
          </text:list>
        </text:list-item>
      </text:list>
      <text:p text:style-name="P22"/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5:03:42.636058630</meta:creation-date>
    <dc:date>2024-03-03T18:08:17.363363553</dc:date>
    <meta:editing-duration>P2DT2H10M59S</meta:editing-duration>
    <meta:editing-cycles>1</meta:editing-cycles>
    <meta:document-statistic meta:table-count="0" meta:image-count="0" meta:object-count="0" meta:page-count="3" meta:paragraph-count="72" meta:word-count="818" meta:character-count="4504" meta:non-whitespace-character-count="3822"/>
    <meta:generator>LibreOffice/24.2.0.3$Linux_X86_64 LibreOffice_project/a9077e3fef0a06cb428c7a740a03f33bf70ac6ee</meta:generator>
  </office:meta>
</office:document-meta>
</file>